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F94F5BDF00DD016F.jpg" manifest:media-type="image/jpeg"/>
  <manifest:file-entry manifest:full-path="Pictures/10000000000000690000002D68D79ABE5B40BDC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1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3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4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5" style:family="paragraph" style:parent-style-name="Footer">
      <style:text-properties style:font-size-complex="10pt"/>
    </style:style>
    <style:style style:name="P16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7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8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0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2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3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7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9" style:family="paragraph" style:parent-style-name="Standard" style:list-style-name="WW8Num12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0" style:family="paragraph" style:parent-style-name="Standard" style:list-style-name="WW8Num7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1" style:family="paragraph" style:parent-style-name="Standard">
      <style:text-properties fo:color="#0000ff" style:font-name="Arial" fo:font-size="10pt" fo:font-style="italic" officeooo:rsid="0014319a" officeooo:paragraph-rsid="0014319a" style:font-size-asian="10pt" style:font-style-asian="italic" style:font-name-complex="Arial" style:font-size-complex="10pt"/>
    </style:style>
    <style:style style:name="P32" style:family="paragraph" style:parent-style-name="Standard">
      <style:text-properties fo:color="#000000" style:font-name="Arial" fo:font-size="10pt" fo:font-style="normal" fo:font-weight="normal" officeooo:rsid="0014319a" officeooo:paragraph-rsid="0014319a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text-properties style:font-name="Arial" fo:font-size="10pt" officeooo:rsid="0014319a" officeooo:paragraph-rsid="0014319a" style:font-size-asian="10pt" style:font-name-complex="Arial" style:font-size-complex="10pt"/>
    </style:style>
    <style:style style:name="P34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5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6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7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8" style:family="paragraph" style:parent-style-name="Heading_20_1">
      <style:paragraph-properties fo:margin-left="0cm" fo:margin-right="-0.041cm" fo:margin-top="0.212cm" fo:margin-bottom="0.106cm" loext:contextual-spacing="false" fo:text-indent="0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9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b52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4">TERMO DE ABERTURA</text:span><text:span text:style-name="T3"> DO PROJETO</text:span></text:p>
      <text:p text:style-name="P18"/>
      <text:p text:style-name="P17">Identificação do Projeto</text:p>
      <text:p text:style-name="P1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Projeto</text:p>
            <text:p text:style-name="P32">Sistema Web CVLattes.</text:p>
          </table:table-cell>
        </table:table-row>
      </table:table>
      <text:p text:style-name="P16"/>
      <text:p text:style-name="P17">Histórico de Registro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Autor</text:p>
          </table:table-cell>
          <table:table-cell table:style-name="Table2.D1" office:value-type="string">
            <text:p text:style-name="P8">Descrição</text:p>
          </table:table-cell>
        </table:table-row>
        <table:table-row table:style-name="Table2.1">
          <table:table-cell table:style-name="Table2.A1" office:value-type="string">
            <text:p text:style-name="P9">1.0</text:p>
          </table:table-cell>
          <table:table-cell table:style-name="Table2.A1" office:value-type="string">
            <text:p text:style-name="P31">23/08/2016</text:p>
          </table:table-cell>
          <table:table-cell table:style-name="Table2.A1" office:value-type="string">
            <text:p text:style-name="P31">Nelson</text:p>
          </table:table-cell>
          <table:table-cell table:style-name="Table2.D1" office:value-type="string">
            <text:p text:style-name="P33">Iniciando o preenchimento do termo.</text:p>
          </table:table-cell>
        </table:table-row>
        <table:table-row table:style-name="Table2.1">
          <table:table-cell table:style-name="Table2.A1" office:value-type="string">
            <text:p text:style-name="P12">{1.1}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/>
          </table:table-cell>
          <table:table-cell table:style-name="Table2.D1" office:value-type="string">
            <text:p text:style-name="P11"/>
          </table:table-cell>
        </table:table-row>
      </table:table>
      <text:p text:style-name="P21"/>
      <text:h text:style-name="P35" text:outline-level="1">Justificativa</text:h>
      <text:p text:style-name="P11">{Descrever o problema ou a oportunidade que justifica o desenvolvimento deste projeto. Pode conter uma breve descrição da situação atual. Lembre-se de contextualizar a importância do projeto para organização e, caso julgue necessário, explique os impactos deste projeto não seja executado. Se o projeto é derivado de demanda legal ou solicitado pela alta administração, essa informação deve ser ressaltada, pois impacta na prioridade do projeto.</text:p>
      <text:p text:style-name="P11">A justificativa do projeto deve responder às seguintes questões:</text:p>
      <text:list xml:id="list2339708138013082727" text:style-name="WW8Num12">
        <text:list-item>
          <text:p text:style-name="P29">Por que o projeto é necessário? </text:p>
        </text:list-item>
        <text:list-item>
          <text:p text:style-name="P29">Quais os motivos que geraram a sua necessidade?</text:p>
        </text:list-item>
        <text:list-item>
          <text:p text:style-name="P29">Quais os benefícios?}</text:p>
        </text:list-item>
      </text:list>
      <text:h text:style-name="P36" text:outline-level="1">Objetivo do Projeto</text:h>
      <text:p text:style-name="P11">{Descrever o que se pretende realizar para resolver o problema central ou explorar a oportunidade identificada.</text:p>
      <text:p text:style-name="P11">Para a correta definição do objetivo específico siga a regra “SMART”:</text:p>
      <text:list xml:id="list3260853527113471666" text:style-name="WW8Num7">
        <text:list-item>
          <text:p text:style-name="P30">Specífic (específico): Deve ser redigido de forma clara, concisa e compreensiva;</text:p>
        </text:list-item>
        <text:list-item>
          <text:p text:style-name="P30">Measurable (mensurável): O objetivo específico deve ser mensurável, ou seja, possível de ser medido por meio de um ou mais indicadores;</text:p>
        </text:list-item>
        <text:list-item>
          <text:p text:style-name="P30">Agreed (acordado): Deve ser acordado com as partes interessadas (Stakeholders);</text:p>
        </text:list-item>
        <text:list-item>
          <text:p text:style-name="P30">Realistic (realista): Deve estar centrado na realidade, no que é possível de ser feito considerando as premissas e restrições existentes;</text:p>
        </text:list-item>
        <text:list-item>
          <text:p text:style-name="P30">Time Bound (Limitado no tempo): Deve ter um prazo determinado para sua finalização}</text:p>
        </text:list-item>
      </text:list>
      <text:p text:style-name="P26"/>
      <text:h text:style-name="P37" text:outline-level="1">Alinhamento Estratégico</text:h>
      <text:p text:style-name="P28">{Relacionar com quais objetivos do Planejamento Estratégico vigente o projeto está contribuindo. Podem ser citados objetivos estratégicos corporativos ou setoriais desde que identificados.}</text:p>
      <text:p text:style-name="P26"/>
      <text:h text:style-name="P35" text:outline-level="1">Responsabilidades e Partes Interessadas</text:h>
      <text:p text:style-name="P28">{Descrever quais as unidades administrativas estão envolvidas na execução do projeto com um breve relato das responsabilidades de cada uma. Todas as áreas informadas receberão cópia deste documento.}</text:p>
      <text:p text:style-name="P27"/>
      <text:h text:style-name="P35" text:outline-level="1"><text:soft-page-break/>Escopo</text:h>
      <text:p text:style-name="P28">{Descrever os resultados esperados e produzidos no projeto como, por exemplo, os produtos e serviços a serem entregues, a documentação elaborada.}</text:p>
      <text:p text:style-name="P27"/>
      <text:h text:style-name="P35" text:outline-level="1">Restrições</text:h>
      <text:p text:style-name="P28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7"/>
      <text:h text:style-name="P35" text:outline-level="1">Riscos Iniciais</text:h>
      <text:p text:style-name="P28">{Relacionar em tópicos os riscos iniciais identificados no projeto.}</text:p>
      <text:p text:style-name="P26"/>
      <text:h text:style-name="P35" text:outline-level="1">Tempo Estimado</text:h>
      <text:p text:style-name="P28">{Estimar o tempo necessário para a conclusão do projeto.}</text:p>
      <text:p text:style-name="P26"/>
      <text:h text:style-name="P35" text:outline-level="1">Custo Estimado</text:h>
      <text:p text:style-name="P28">{Estimar o custo necessário para a execução do projeto.}</text:p>
      <text:p text:style-name="P28"/>
      <text:p text:style-name="P25">10. <text:s/><text:span text:style-name="T5">Ferramentas utilizadas</text:span></text:p>
      <text:p text:style-name="P24"/>
      <text:h text:style-name="P38" text:outline-level="1" text:is-list-header="true"><text:span text:style-name="T6">11. </text:span>Gerente do Projeto</text:h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9" text:outline-level="2">Nome</text:h>
          </table:table-cell>
          <table:table-cell table:style-name="Table3.B1" office:value-type="string">
            <text:h text:style-name="P40" text:outline-level="2">Email</text:h>
          </table:table-cell>
        </table:table-row>
      </table:table>
      <text:p text:style-name="P22"/>
      <text:h text:style-name="P38" text:outline-level="1" text:is-list-header="true"><text:span text:style-name="T6">12. </text:span>Aprovação do Termo de Abertura</text:h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9">Unidade Demandante</text:p>
          </table:table-cell>
          <table:table-cell table:style-name="Table4.B1" office:value-type="string">
            <text:p text:style-name="P10">Data</text:p>
          </table:table-cell>
          <table:table-cell table:style-name="Table4.C1" office:value-type="string">
            <text:p text:style-name="P20">Assinatura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68D79ABE5B40BDCA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F94F5BDF00DD016F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3T15:05:37.277468236</dc:date>
    <meta:print-date>2010-10-06T12:21:00</meta:print-date>
    <meta:editing-cycles>85</meta:editing-cycles>
    <meta:editing-duration>PT3H56M25S</meta:editing-duration>
    <meta:generator>LibreOffice/5.1.4.2$Linux_X86_64 LibreOffice_project/10m0$Build-2</meta:generator>
    <meta:document-statistic meta:table-count="6" meta:image-count="2" meta:object-count="0" meta:page-count="2" meta:paragraph-count="55" meta:word-count="425" meta:character-count="2826" meta:non-whitespace-character-count="2468"/>
  </office:meta>
</office:document-meta>
</file>